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- руководство по обучению</text:p>
      <text:p text:style-name="P1">ChatGPT</text:p>
      <text:p text:style-name="P2">ChatGPT</text:p>
      <text:p text:style-name="P3">Вот руководство по обучению SQL, которое может помочь в освоении этого языка запросов:</text:p>
      <text:h text:style-name="P10" text:outline-level="3">Начало обучения:</text:h>
      <text:list xml:id="list4671680357355852757" text:style-name="L1">
        <text:list-item>
          <text:p text:style-name="P4"><text:span text:style-name="Strong_20_Emphasis">Определите цель:</text:span> Определите, для чего вам нужно изучать SQL: для работы, учебы или личных проектов.</text:p>
        </text:list-item>
        <text:list-item>
          <text:p text:style-name="P4"><text:span text:style-name="Strong_20_Emphasis">Выберите СУБД:</text:span> Определитесь с СУБД для практики SQL - MySQL, PostgreSQL, SQLite и т. д. Установите её на свой компьютер или используйте онлайн-ресурсы.</text:p>
        </text:list-item>
        <text:list-item>
          <text:p text:style-name="P4"><text:span text:style-name="Strong_20_Emphasis">Освойте основы:</text:span> Начните с изучения основных команд (SELECT, INSERT, UPDATE, DELETE) и концепций (типы данных, ключи, операторы).</text:p>
        </text:list-item>
      </text:list>
      <text:h text:style-name="P10" text:outline-level="3">Онлайн-курсы и ресурсы:</text:h>
      <text:list xml:id="list6177723108213164225" text:style-name="L2">
        <text:list-item>
          <text:p text:style-name="P5"><text:span text:style-name="Strong_20_Emphasis">Курсы на платформах:</text:span> Используйте платформы для обучения, такие как Coursera, Udemy, Codecademy, Khan Academy, SQLZoo, SQLCourse и т. д.</text:p>
        </text:list-item>
        <text:list-item>
          <text:p text:style-name="P5"><text:span text:style-name="Strong_20_Emphasis">Видеоуроки и учебники:</text:span> Ищите качественные видеоуроки на YouTube и обзорные учебники для углубленного понимания.</text:p>
        </text:list-item>
        <text:list-item>
          <text:p text:style-name="P5"><text:span text:style-name="Strong_20_Emphasis">Интерактивные практики:</text:span> Используйте сайты и приложения с интерактивными упражнениями, чтобы попрактиковать написание запросов.</text:p>
        </text:list-item>
      </text:list>
      <text:h text:style-name="P10" text:outline-level="3">Практика и проекты:</text:h>
      <text:list xml:id="list47337694869483347" text:style-name="L3">
        <text:list-item>
          <text:p text:style-name="P6"><text:span text:style-name="Strong_20_Emphasis">Практические упражнения:</text:span> Решайте задачи и упражнения для отработки навыков написания SQL-запросов.</text:p>
        </text:list-item>
        <text:list-item>
          <text:p text:style-name="P6"><text:span text:style-name="Strong_20_Emphasis">Создание проектов:</text:span> Начните создавать собственные проекты - база данных для управления задачами, блога, интернет-магазина и т. д.</text:p>
        </text:list-item>
      </text:list>
      <text:h text:style-name="P10" text:outline-level="3">Глубже в тему:</text:h>
      <text:list xml:id="list5412381090227662412" text:style-name="L4">
        <text:list-item>
          <text:p text:style-name="P7"><text:span text:style-name="Strong_20_Emphasis">Работа с JOIN и подзапросами:</text:span> Углубляйтесь в JOIN для объединения данных из разных таблиц, и подзапросы для более сложных выборок.</text:p>
        </text:list-item>
        <text:list-item>
          <text:p text:style-name="P7"><text:span text:style-name="Strong_20_Emphasis">Изучение процедур и триггеров:</text:span> Познакомьтесь с созданием хранимых процедур и триггеров для автоматизации операций с данными.</text:p>
        </text:list-item>
      </text:list>
      <text:h text:style-name="P10" text:outline-level="3">Практическое применение и дополнительные материалы:</text:h>
      <text:list xml:id="list5964388427860166973" text:style-name="L5">
        <text:list-item>
          <text:p text:style-name="P8"><text:span text:style-name="Strong_20_Emphasis">Применение в реальных проектах:</text:span> Попробуйте использовать SQL в своих реальных проектах, чтобы закрепить знания.</text:p>
        </text:list-item>
        <text:list-item>
          <text:p text:style-name="P8"><text:span text:style-name="Strong_20_Emphasis">Форумы и сообщества:</text:span> Присоединяйтесь к форумам и сообществам, где можно задавать вопросы и обмениваться опытом с другими изучающими SQL.</text:p>
        </text:list-item>
        <text:list-item>
          <text:p text:style-name="P8"><text:span text:style-name="Strong_20_Emphasis">Документация СУБД:</text:span> Используйте официальные документации для понимания специфических функций и возможностей вашей выбранной СУБД.</text:p>
        </text:list-item>
      </text:list>
      <text:h text:style-name="P10" text:outline-level="3"><text:soft-page-break/>Постоянство и терпение:</text:h>
      <text:list xml:id="list1528057331360952337" text:style-name="L6">
        <text:list-item>
          <text:p text:style-name="P9"><text:span text:style-name="Strong_20_Emphasis">Постоянная практика:</text:span> Написание запросов регулярно поможет закрепить навыки.</text:p>
        </text:list-item>
        <text:list-item>
          <text:p text:style-name="P9"><text:span text:style-name="Strong_20_Emphasis">Терпение:</text:span> Изучение SQL может занять время, поэтому не торопитесь и давайте себе достаточно времени на освоение каждой темы.</text:p>
        </text:list-item>
      </text:list>
      <text:p text:style-name="P3">Следуйте этому руководству, практикуйтесь систематически и стройте свой путь в изучении SQ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5T02:43:14.85</dc:date>
    <meta:document-statistic meta:table-count="0" meta:image-count="0" meta:object-count="0" meta:page-count="2" meta:paragraph-count="26" meta:word-count="304" meta:character-count="2205"/>
    <dc:creator>Dima Wide</dc:creator>
    <meta:user-defined meta:name="Info 1"/>
    <meta:user-defined meta:name="Info 2"/>
    <meta:user-defined meta:name="Info 3"/>
    <meta:user-defined meta:name="Info 4"/>
  </office:meta>
</office:document-meta>
</file>